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</delta:tracked-changes>
      <text:h text:outline-level="1" text:style-name="P1">List Item Split</text:h>
      <text:p text:style-name="P2">In this example, the folloing list will have its last item split in between the square brackets to create a new list item.</text:p>
      <text:list text:style-name="L11">
        <text:list-item>
          <text:p text:style-name="P2">Item 1</text:p>
        </text:list-item>
        <delta:remove-leaving-content-start delta:removal-change-idref="I" delta:end-element-idref="end1">
          <text:list-item/>
        </delta:remove-leaving-content-start>
        <delta:remove-leaving-content-start delta:removal-change-idref="I" delta:end-element-idref="end2">
          <text:p text:style-name="P2"/>
        </delta:remove-leaving-content-start>
        <text:list-item delta:insertion-change-idref="I" delta:insertion-type="insert-around-content">
          <text:p delta:insertion-change-idref="I" delta:insertion-type="insert-around-content" text:style-name="P2">Item 2 will be split. [</text:p>
        </text:list-item>
        <text:list-item delta:insertion-change-idref="I" delta:insertion-type="insert-around-content">
          <text:p delta:insertion-change-idref="I" delta:insertion-type="insert-around-content" text:style-name="P2">] This will be in the new list item.</text:p>
        </text:list-item>
        <delta:remove-leaving-content-end delta:end-element-id="end2"/>
        <delta:remove-leaving-content-end delta:end-element-id="end1"/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5T14:32:02</dc:date>
    <meta:creation-date>2010-06-24T16:52:03</meta:creation-date>
    <dc:creator>Tristan Mitchell</dc:creator>
  </office:meta>
</office:document-meta>
</file>